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90000025AD86493BCFAD5A5F0.png" manifest:media-type="image/png"/>
  <manifest:file-entry manifest:full-path="Pictures/10000000000001D8000001D885CA4710641C7A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style:font-name="Loma" fo:font-size="28pt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Loma" fo:font-size="28pt" style:font-size-asian="28pt" style:font-size-complex="28pt"/>
    </style:style>
    <style:style style:name="T2" style:family="text">
      <style:text-properties style:font-name="Loma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7.325cm" svg:height="1.822cm" svg:x="1.275cm" svg:y="1.3cm">
          <draw:text-box>
            <text:p><text:span text:style-name="T1">ESCORNABOT PARA SECUNDARIA</text:span></text:p>
          </draw:text-box>
        </draw:frame>
        <draw:frame draw:style-name="gr1" draw:text-style-name="P2" draw:layer="layout" svg:width="11.204cm" svg:height="1.598cm" svg:x="11.496cm" svg:y="3.1cm">
          <draw:text-box>
            <text:p><text:span text:style-name="T2">PIEZAS PARA SENSORES</text:span></text:p>
          </draw:text-box>
        </draw:frame>
        <draw:frame draw:style-name="gr2" draw:text-style-name="P3" draw:layer="layout" svg:width="4.688cm" svg:height="4.688cm" svg:x="23.312cm" svg:y="1.6cm">
          <draw:image xlink:href="Pictures/10000000000001D8000001D885CA4710641C7A7F.png" xlink:type="simple" xlink:show="embed" xlink:actuate="onLoad">
            <text:p/>
          </draw:image>
        </draw:frame>
        <draw:frame draw:style-name="gr2" draw:text-style-name="P3" draw:layer="layout" svg:width="16.103cm" svg:height="11.527cm" svg:x="5.997cm" svg:y="6.7cm">
          <draw:image xlink:href="Pictures/10000000000003490000025AD86493BCFAD5A5F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5T07:44:10.320071263</meta:creation-date>
    <dc:date>2018-05-05T08:08:24.274145622</dc:date>
    <meta:editing-duration>PT3M43S</meta:editing-duration>
    <meta:editing-cycles>1</meta:editing-cycles>
    <meta:document-statistic meta:object-count="4"/>
    <meta:generator>LibreOffice/5.1.6.2$Linux_X86_64 LibreOffice_project/10m0$Build-2</meta:generator>
  </office:meta>
</office:document-meta>
</file>